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="thin solid #000000"/>
      <style:text-properties fo:color="#000000" style:font-name="Liberation Sans1" style:font-name-asian="Liberation Sans1" style:font-name-complex="Liberation Sans1"/>
    </style:style>
    <style:style style:name="ce5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5966666666667cm"/>
    </style:style>
    <style:style style:name="co3" style:family="table-column">
      <style:table-column-properties fo:break-before="auto" style:column-width="3.85233333333333cm"/>
    </style:style>
    <style:style style:name="co4" style:family="table-column">
      <style:table-column-properties fo:break-before="auto" style:column-width="3.7253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.6pt" style:use-optimal-row-height="false" fo:break-before="auto"/>
    </style:style>
    <style:style style:name="ro3" style:family="table-row">
      <style:table-row-properties style:row-height="28.8pt" style:use-optimal-row-height="false" fo:break-before="auto"/>
    </style:style>
    <style:style style:name="ro4" style:family="table-row">
      <style:table-row-properties style:row-height="28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8" table:default-cell-style-name="ce2"/>
        <table:table-column table:style-name="co6" table:number-columns-repeated="15360" table:default-cell-style-name="ce1"/>
        <table:table-row table:style-name="ro1">
          <table:table-cell table:style-name="ce3"/>
          <table:table-cell office:value-type="string" table:style-name="ce3">
            <text:p>pot portadora</text:p>
          </table:table-cell>
          <table:table-cell office:value-type="float" office:value="-5.3599999999999994" table:formula="of:=-8.36+3" table:style-name="ce3">
            <text:p>-5.36</text:p>
          </table:table-cell>
          <table:table-cell table:style-name="ce3"/>
          <table:table-cell office:value-type="string" table:style-name="ce6">
            <text:p>coeficientes de bessel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3">
            <text:p>Am=1</text:p>
          </table:table-cell>
          <table:table-cell office:value-type="string" table:style-name="ce3">
            <text:p>B=kp*am=2</text:p>
          </table:table-cell>
          <table:table-cell office:value-type="string" table:style-name="ce3">
            <text:p>potencia</text:p>
          </table:table-cell>
          <table:table-cell office:value-type="string" table:style-name="ce3">
            <text:p>20log(Jx(B))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table:number-columns-repeated="3" table:style-name="ce3"/>
          <table:table-cell office:value-type="string" table:style-name="ce3">
            <text:p>en dB</text:p>
          </table:table-cell>
          <table:table-cell office:value-type="string" table:style-name="ce3">
            <text:p>practico</text:p>
          </table:table-cell>
          <table:table-cell office:value-type="string" table:style-name="ce3">
            <text:p>teorico</text:p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3">
            <text:p>J(0)</text:p>
          </table:table-cell>
          <table:table-cell office:value-type="float" office:value="-18.100000000000001" table:formula="of:=-21.1+3" table:style-name="ce3">
            <text:p>-18.1</text:p>
          </table:table-cell>
          <table:table-cell office:value-type="float" office:value="-12.740000000000002" table:formula="of:=[.C4]-[.C1]" table:style-name="ce4">
            <text:p>-12.74</text:p>
          </table:table-cell>
          <table:table-cell office:value-type="float" office:value="0.2306747188720068" table:formula="of:=POWER(10;[.D4]/20)" table:style-name="ce4">
            <text:p>0.230674719</text:p>
          </table:table-cell>
          <table:table-cell office:value-type="float" office:value="0.2238907819085722" table:formula="of:=BESSELJ(2;[.A4])" table:style-name="ce5">
            <text:p>0.22389078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J(1)</text:p>
          </table:table-cell>
          <table:table-cell office:value-type="float" office:value="-11.8" table:formula="of:=-14.8+3" table:style-name="ce3">
            <text:p>-11.8</text:p>
          </table:table-cell>
          <table:table-cell office:value-type="float" office:value="-6.4400000000000013" table:formula="of:=[.C5]-[.C1]" table:style-name="ce4">
            <text:p>-6.44</text:p>
          </table:table-cell>
          <table:table-cell office:value-type="float" office:value="0.47643098680541557" table:formula="of:=POWER(10;[.D5]/20)" table:style-name="ce4">
            <text:p>0.476430987</text:p>
          </table:table-cell>
          <table:table-cell office:value-type="float" office:value="0.57672480789629377" table:formula="of:=BESSELJ(2;[.A5])" table:style-name="ce5">
            <text:p>0.57672480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J(2)</text:p>
          </table:table-cell>
          <table:table-cell office:value-type="float" office:value="-13.16" table:formula="of:=-16.16+3" table:style-name="ce3">
            <text:p>-13.16</text:p>
          </table:table-cell>
          <table:table-cell office:value-type="float" office:value="-7.8000000000000007" table:formula="of:=[.C6]-[.C1]" table:style-name="ce4">
            <text:p>-7.8</text:p>
          </table:table-cell>
          <table:table-cell office:value-type="float" office:value="0.40738027780411268" table:formula="of:=POWER(10;[.D6]/20)" table:style-name="ce4">
            <text:p>0.407380278</text:p>
          </table:table-cell>
          <table:table-cell office:value-type="float" office:value="0.3528342075141756" table:formula="of:=BESSELJ(2;[.A6])" table:style-name="ce5">
            <text:p>0.35283420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J(3)</text:p>
          </table:table-cell>
          <table:table-cell office:value-type="float" office:value="-24" table:formula="of:=-27+3" table:style-name="ce3">
            <text:p>-24</text:p>
          </table:table-cell>
          <table:table-cell office:value-type="float" office:value="-18.64" table:formula="of:=[.C7]-[.C1]" table:style-name="ce4">
            <text:p>-18.64</text:p>
          </table:table-cell>
          <table:table-cell office:value-type="float" office:value="0.11694993910198703" table:formula="of:=POWER(10;[.D7]/20)" table:style-name="ce4">
            <text:p>0.116949939</text:p>
          </table:table-cell>
          <table:table-cell office:value-type="float" office:value="0.12894324997562717" table:formula="of:=BESSELJ(2;[.A7])" table:style-name="ce5">
            <text:p>0.1289432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J(4)</text:p>
          </table:table-cell>
          <table:table-cell office:value-type="float" office:value="-31.57" table:formula="of:=-34.57+3" table:style-name="ce3">
            <text:p>-31.57</text:p>
          </table:table-cell>
          <table:table-cell office:value-type="float" office:value="-26.21" table:formula="of:=[.C8]-[.C1]" table:style-name="ce4">
            <text:p>-26.21</text:p>
          </table:table-cell>
          <table:table-cell office:value-type="float" office:value="4.8921526513441775E-2" table:formula="of:=POWER(10;[.D8]/20)" table:style-name="ce4">
            <text:p>0.048921527</text:p>
          </table:table-cell>
          <table:table-cell office:value-type="float" office:value="3.3995719807571503E-2" table:formula="of:=BESSELJ(2;[.A8])" table:style-name="ce5">
            <text:p>0.0339957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J(5)</text:p>
          </table:table-cell>
          <table:table-cell office:value-type="float" office:value="-30.89" table:formula="of:=-33.89+3" table:style-name="ce3">
            <text:p>-30.89</text:p>
          </table:table-cell>
          <table:table-cell office:value-type="float" office:value="-25.53" table:formula="of:=[.C9]-[.C1]" table:style-name="ce4">
            <text:p>-25.53</text:p>
          </table:table-cell>
          <table:table-cell office:value-type="float" office:value="5.2905399720958167E-2" table:formula="of:=POWER(10;[.D9]/20)" table:style-name="ce4">
            <text:p>0.0529054</text:p>
          </table:table-cell>
          <table:table-cell office:value-type="float" office:value="7.0396297558716894E-3" table:formula="of:=BESSELJ(2;[.A9])" table:style-name="ce5">
            <text:p>0.00703963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3">
            <text:p>pot portadora</text:p>
          </table:table-cell>
          <table:table-cell office:value-type="float" office:value="-5.3599999999999994" table:formula="of:=-8.36+3" table:style-name="ce3">
            <text:p>-5.36</text:p>
          </table:table-cell>
          <table:table-cell table:style-name="ce3"/>
          <table:table-cell office:value-type="string" table:style-name="ce6">
            <text:p>coeficientes de bessel</text:p>
          </table:table-cell>
          <table:table-cell table:style-name="ce7"/>
          <table:table-cell table:number-columns-repeated="16378"/>
        </table:table-row>
        <table:table-row table:style-name="ro3">
          <table:table-cell office:value-type="string" table:style-name="ce3">
            <text:p>Am=1</text:p>
          </table:table-cell>
          <table:table-cell office:value-type="string" table:style-name="ce3">
            <text:p>B=kp*am=4</text:p>
          </table:table-cell>
          <table:table-cell office:value-type="string" table:style-name="ce3">
            <text:p>potencia</text:p>
          </table:table-cell>
          <table:table-cell office:value-type="string" table:style-name="ce3">
            <text:p>20log(Jx(B))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table:number-columns-repeated="3" table:style-name="ce3"/>
          <table:table-cell office:value-type="string" table:style-name="ce3">
            <text:p>en dB</text:p>
          </table:table-cell>
          <table:table-cell office:value-type="string" table:style-name="ce3">
            <text:p>practico</text:p>
          </table:table-cell>
          <table:table-cell office:value-type="string" table:style-name="ce3">
            <text:p>teorico</text:p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3">
            <text:p>J(0)</text:p>
          </table:table-cell>
          <table:table-cell office:value-type="float" office:value="-13.5" table:formula="of:=-16.5+3" table:style-name="ce3">
            <text:p>-13.5</text:p>
          </table:table-cell>
          <table:table-cell office:value-type="float" office:value="-8.14" table:formula="of:=[.C16]-[.C13]" table:style-name="ce3">
            <text:p>-8.14</text:p>
          </table:table-cell>
          <table:table-cell office:value-type="float" office:value="0.39174187710778302" table:formula="of:=POWER(10;[.D16]/20)" table:style-name="ce4">
            <text:p>0.391741877</text:p>
          </table:table-cell>
          <table:table-cell office:value-type="float" office:value="-0.39714980717385412" table:formula="of:=BESSELJ(4;[.A16])" table:style-name="ce3">
            <text:p>-0.39714980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J(1)</text:p>
          </table:table-cell>
          <table:table-cell office:value-type="float" office:value="-29.5" table:formula="of:=-32.5+3" table:style-name="ce3">
            <text:p>-29.5</text:p>
          </table:table-cell>
          <table:table-cell office:value-type="float" office:value="-24.14" table:formula="of:=[.C17]-[.C13]" table:style-name="ce3">
            <text:p>-24.14</text:p>
          </table:table-cell>
          <table:table-cell office:value-type="float" office:value="6.2086903423006316E-2" table:formula="of:=POWER(10;[.D17]/20)" table:style-name="ce4">
            <text:p>0.062086903</text:p>
          </table:table-cell>
          <table:table-cell office:value-type="float" office:value="-6.6043327959084727E-2" table:formula="of:=BESSELJ(4;[.A17])" table:style-name="ce3">
            <text:p>-0.06604332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J(2)</text:p>
          </table:table-cell>
          <table:table-cell office:value-type="float" office:value="-14.280000000000001" table:formula="of:=-17.28+3" table:style-name="ce3">
            <text:p>-14.28</text:p>
          </table:table-cell>
          <table:table-cell office:value-type="float" office:value="-8.9200000000000017" table:formula="of:=[.C18]-[.C13]" table:style-name="ce3">
            <text:p>-8.92</text:p>
          </table:table-cell>
          <table:table-cell office:value-type="float" office:value="0.35809643710263594" table:formula="of:=POWER(10;[.D18]/20)" table:style-name="ce4">
            <text:p>0.358096437</text:p>
          </table:table-cell>
          <table:table-cell office:value-type="float" office:value="0.36412814319431175" table:formula="of:=BESSELJ(4;[.A18])" table:style-name="ce3">
            <text:p>0.36412814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J(3)</text:p>
          </table:table-cell>
          <table:table-cell office:value-type="float" office:value="-12.81" table:formula="of:=-15.81+3" table:style-name="ce3">
            <text:p>-12.81</text:p>
          </table:table-cell>
          <table:table-cell office:value-type="float" office:value="-7.4500000000000011" table:formula="of:=[.C19]-[.C13]" table:style-name="ce3">
            <text:p>-7.45</text:p>
          </table:table-cell>
          <table:table-cell office:value-type="float" office:value="0.42413098391048804" table:formula="of:=POWER(10;[.D19]/20)" table:style-name="ce4">
            <text:p>0.424130984</text:p>
          </table:table-cell>
          <table:table-cell office:value-type="float" office:value="0.43017147115339649" table:formula="of:=BESSELJ(4;[.A19])" table:style-name="ce3">
            <text:p>0.43017147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J(4)</text:p>
          </table:table-cell>
          <table:table-cell office:value-type="float" office:value="-16.55" table:formula="of:=-19.55+3" table:style-name="ce3">
            <text:p>-16.55</text:p>
          </table:table-cell>
          <table:table-cell office:value-type="float" office:value="-11.190000000000001" table:formula="of:=[.C20]-[.C13]" table:style-name="ce3">
            <text:p>-11.19</text:p>
          </table:table-cell>
          <table:table-cell office:value-type="float" office:value="0.27574014523463597" table:formula="of:=POWER(10;[.D20]/20)" table:style-name="ce4">
            <text:p>0.275740145</text:p>
          </table:table-cell>
          <table:table-cell office:value-type="float" office:value="0.28112906637035134" table:formula="of:=BESSELJ(4;[.A20])" table:style-name="ce3">
            <text:p>0.28112906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J(5)</text:p>
          </table:table-cell>
          <table:table-cell office:value-type="float" office:value="-23.49" table:formula="of:=-26.49+3" table:style-name="ce3">
            <text:p>-23.49</text:p>
          </table:table-cell>
          <table:table-cell office:value-type="float" office:value="-18.13" table:formula="of:=[.C21]-[.C13]" table:style-name="ce3">
            <text:p>-18.13</text:p>
          </table:table-cell>
          <table:table-cell office:value-type="float" office:value="0.12402236251188876" table:formula="of:=POWER(10;[.D21]/20)" table:style-name="ce4">
            <text:p>0.124022363</text:p>
          </table:table-cell>
          <table:table-cell office:value-type="float" office:value="0.13208665605594805" table:formula="of:=BESSELJ(4;[.A21])" table:style-name="ce3">
            <text:p>0.132086656</text:p>
          </table:table-cell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3">
            <text:p>pot portadora</text:p>
          </table:table-cell>
          <table:table-cell office:value-type="float" office:value="-5.3599999999999994" table:formula="of:=-8.36+3" table:style-name="ce3">
            <text:p>-5.36</text:p>
          </table:table-cell>
          <table:table-cell table:style-name="ce3"/>
          <table:table-cell office:value-type="string" table:style-name="ce6">
            <text:p>coeficientes de bessel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3">
            <text:p>Am=1</text:p>
          </table:table-cell>
          <table:table-cell office:value-type="string" table:style-name="ce3">
            <text:p>B=kp*am=6</text:p>
          </table:table-cell>
          <table:table-cell office:value-type="string" table:style-name="ce3">
            <text:p>potencia</text:p>
          </table:table-cell>
          <table:table-cell office:value-type="string" table:style-name="ce3">
            <text:p>20log(Jx(B))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table:number-columns-repeated="3" table:style-name="ce3"/>
          <table:table-cell office:value-type="string" table:style-name="ce3">
            <text:p>en dB</text:p>
          </table:table-cell>
          <table:table-cell office:value-type="string" table:style-name="ce3">
            <text:p>practico</text:p>
          </table:table-cell>
          <table:table-cell office:value-type="string" table:style-name="ce3">
            <text:p>teorico</text:p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table:style-name="ce3"/>
          <table:table-cell office:value-type="float" office:value="-21.93" table:formula="of:=-24.93+3" table:style-name="ce3">
            <text:p>-21.93</text:p>
          </table:table-cell>
          <table:table-cell office:value-type="float" office:value="-16.57" table:formula="of:=[.C30]-[.C27]" table:style-name="ce3">
            <text:p>-16.57</text:p>
          </table:table-cell>
          <table:table-cell office:value-type="float" office:value="0.14842258800645727" table:formula="of:=POWER(10;[.D30]/20)" table:style-name="ce4">
            <text:p>0.148422588</text:p>
          </table:table-cell>
          <table:table-cell office:value-type="float" office:value="0.15064525949185048" table:formula="of:=BESSELJ(6;[.A30])" table:style-name="ce3">
            <text:p>0.15064525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float" office:value="-16.63" table:formula="of:=-19.63+3" table:style-name="ce3">
            <text:p>-16.63</text:p>
          </table:table-cell>
          <table:table-cell office:value-type="float" office:value="-11.27" table:formula="of:=[.C31]-[.C27]" table:style-name="ce3">
            <text:p>-11.27</text:p>
          </table:table-cell>
          <table:table-cell office:value-type="float" office:value="0.27321214438784858" table:formula="of:=POWER(10;[.D31]/20)" table:style-name="ce4">
            <text:p>0.273212144</text:p>
          </table:table-cell>
          <table:table-cell office:value-type="float" office:value="-0.27668385915946636" table:formula="of:=BESSELJ(6;[.A31])" table:style-name="ce3">
            <text:p>-0.27668385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3"/>
          <table:table-cell office:value-type="float" office:value="-17.86" table:formula="of:=-20.86+3" table:style-name="ce3">
            <text:p>-17.86</text:p>
          </table:table-cell>
          <table:table-cell office:value-type="float" office:value="-12.5" table:formula="of:=[.C32]-[.C27]" table:style-name="ce3">
            <text:p>-12.5</text:p>
          </table:table-cell>
          <table:table-cell office:value-type="float" office:value="0.23713737056616549" table:formula="of:=POWER(10;[.D32]/20)" table:style-name="ce4">
            <text:p>0.237137371</text:p>
          </table:table-cell>
          <table:table-cell office:value-type="float" office:value="-0.24287321254500593" table:formula="of:=BESSELJ(6;[.A32])" table:style-name="ce3">
            <text:p>-0.24287321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3"/>
          <table:table-cell office:value-type="float" office:value="-24.17" table:formula="of:=-27.17+3" table:style-name="ce3">
            <text:p>-24.17</text:p>
          </table:table-cell>
          <table:table-cell office:value-type="float" office:value="-18.810000000000002" table:formula="of:=[.C33]-[.C27]" table:style-name="ce3">
            <text:p>-18.81</text:p>
          </table:table-cell>
          <table:table-cell office:value-type="float" office:value="0.11468325214224777" table:formula="of:=POWER(10;[.D33]/20)" table:style-name="ce4">
            <text:p>0.114683252</text:p>
          </table:table-cell>
          <table:table-cell office:value-type="float" office:value="0.11476838412946241" table:formula="of:=BESSELJ(6;[.A33])" table:style-name="ce3">
            <text:p>0.11476838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3"/>
          <table:table-cell office:value-type="float" office:value="-14.43" table:formula="of:=-17.43+3" table:style-name="ce3">
            <text:p>-14.43</text:p>
          </table:table-cell>
          <table:table-cell office:value-type="float" office:value="-9.07" table:formula="of:=[.C34]-[.C27]" table:style-name="ce3">
            <text:p>-9.07</text:p>
          </table:table-cell>
          <table:table-cell office:value-type="float" office:value="0.35196542252476576" table:formula="of:=POWER(10;[.D34]/20)" table:style-name="ce4">
            <text:p>0.351965423</text:p>
          </table:table-cell>
          <table:table-cell office:value-type="float" office:value="0.35764159667446838" table:formula="of:=BESSELJ(6;[.A34])" table:style-name="ce3">
            <text:p>0.35764159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3"/>
          <table:table-cell office:value-type="float" office:value="-14.719999999999999" table:formula="of:=-17.72+3" table:style-name="ce3">
            <text:p>-14.72</text:p>
          </table:table-cell>
          <table:table-cell office:value-type="float" office:value="-9.36" table:formula="of:=[.C35]-[.C27]" table:style-name="ce3">
            <text:p>-9.36</text:p>
          </table:table-cell>
          <table:table-cell office:value-type="float" office:value="0.34040818970100084" table:formula="of:=POWER(10;[.D35]/20)" table:style-name="ce4">
            <text:p>0.34040819</text:p>
          </table:table-cell>
          <table:table-cell office:value-type="float" office:value="0.3620870781031621" table:formula="of:=BESSELJ(6;[.A35])" table:style-name="ce3">
            <text:p>0.362087078</text:p>
          </table:table-cell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Mauricio Rojas</meta:initial-creator>
    <dc:creator>Mauricio Rojas</dc:creator>
    <meta:creation-date>2023-01-19T15:30:06Z</meta:creation-date>
    <dc:date>2023-01-21T20:33:13Z</dc:date>
    <meta:editing-cycles>2</meta:editing-cycles>
    <meta:editing-duration>PT0S</meta:editing-duration>
  </office:meta>
</office:document-meta>
</file>